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333333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35cm" svg:stroke-color="#cccccc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e6e6e6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solid" draw:fill-color="#999999"/>
    </style:style>
    <style:style style:name="gr7" style:family="graphic" style:parent-style-name="standard">
      <style:graphic-properties draw:stroke="none" draw:fill="solid" draw:fill-color="#d9d9d9"/>
    </style:style>
    <style:style style:name="gr8" style:family="graphic" style:parent-style-name="standard">
      <style:graphic-properties draw:stroke="solid" svg:stroke-width="0.105cm" svg:stroke-color="#999999" draw:stroke-linejoin="round" svg:stroke-linecap="round" draw:fill="none" fo:padding-top="0.052cm" fo:padding-bottom="0.052cm" fo:padding-left="0.052cm" fo:padding-right="0.052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solid" svg:stroke-width="0.105cm" svg:stroke-color="#d9d9d9" draw:stroke-linejoin="round" svg:stroke-linecap="round" draw:fill="none" fo:padding-top="0.052cm" fo:padding-bottom="0.052cm" fo:padding-left="0.052cm" fo:padding-right="0.052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999999"/>
    </style:style>
    <style:style style:name="P3" style:family="paragraph">
      <loext:graphic-properties draw:fill="solid" draw:fill-color="#d9d9d9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Arial1" fo:font-size="12pt" style:font-size-asian="12pt" style:font-name-complex="Arial1" style:font-size-complex="12pt"/>
    </style:style>
    <style:style style:name="T2" style:family="text">
      <style:text-properties fo:color="#1a1a1a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522cm" svg:y1="3.727cm" svg:x2="28.239cm" svg:y2="3.727cm">
          <text:p/>
        </draw:line>
        <draw:line draw:style-name="gr2" draw:text-style-name="P1" draw:layer="layout" svg:x1="2.522cm" svg:y1="3.092cm" svg:x2="28.239cm" svg:y2="3.092cm">
          <text:p/>
        </draw:line>
        <draw:line draw:style-name="gr2" draw:text-style-name="P1" draw:layer="layout" svg:x1="2.522cm" svg:y1="2.421cm" svg:x2="28.239cm" svg:y2="2.421cm">
          <text:p/>
        </draw:line>
        <draw:line draw:style-name="gr2" draw:text-style-name="P1" draw:layer="layout" svg:x1="2.522cm" svg:y1="1.786cm" svg:x2="28.239cm" svg:y2="1.786cm">
          <text:p/>
        </draw:line>
        <draw:line draw:style-name="gr2" draw:text-style-name="P1" draw:layer="layout" svg:x1="2.522cm" svg:y1="1.116cm" svg:x2="28.239cm" svg:y2="1.116cm">
          <text:p/>
        </draw:line>
        <draw:line draw:style-name="gr3" draw:text-style-name="P1" draw:layer="layout" svg:x1="2.522cm" svg:y1="3.515cm" svg:x2="28.239cm" svg:y2="3.515cm">
          <text:p/>
        </draw:line>
        <draw:line draw:style-name="gr3" draw:text-style-name="P1" draw:layer="layout" svg:x1="2.522cm" svg:y1="3.303cm" svg:x2="28.239cm" svg:y2="3.303cm">
          <text:p/>
        </draw:line>
        <draw:line draw:style-name="gr3" draw:text-style-name="P1" draw:layer="layout" svg:x1="2.522cm" svg:y1="2.88cm" svg:x2="28.239cm" svg:y2="2.88cm">
          <text:p/>
        </draw:line>
        <draw:line draw:style-name="gr3" draw:text-style-name="P1" draw:layer="layout" svg:x1="2.522cm" svg:y1="2.633cm" svg:x2="28.239cm" svg:y2="2.633cm">
          <text:p/>
        </draw:line>
        <draw:line draw:style-name="gr3" draw:text-style-name="P1" draw:layer="layout" svg:x1="2.522cm" svg:y1="2.21cm" svg:x2="28.239cm" svg:y2="2.21cm">
          <text:p/>
        </draw:line>
        <draw:line draw:style-name="gr3" draw:text-style-name="P1" draw:layer="layout" svg:x1="2.522cm" svg:y1="1.998cm" svg:x2="28.239cm" svg:y2="1.998cm">
          <text:p/>
        </draw:line>
        <draw:line draw:style-name="gr3" draw:text-style-name="P1" draw:layer="layout" svg:x1="2.522cm" svg:y1="1.575cm" svg:x2="28.239cm" svg:y2="1.575cm">
          <text:p/>
        </draw:line>
        <draw:line draw:style-name="gr3" draw:text-style-name="P1" draw:layer="layout" svg:x1="2.522cm" svg:y1="1.363cm" svg:x2="28.239cm" svg:y2="1.363cm">
          <text:p/>
        </draw:line>
        <draw:line draw:style-name="gr4" draw:text-style-name="P1" draw:layer="layout" svg:x1="2.522cm" svg:y1="3.727cm" svg:x2="2.522cm" svg:y2="1.116cm">
          <text:p/>
        </draw:line>
        <draw:path draw:style-name="gr5" draw:text-style-name="P1" draw:layer="layout" svg:width="1.482cm" svg:height="2.116cm" svg:x="4.233cm" svg:y="1.628cm" svg:viewBox="0 0 1483 2117" svg:d="M1483 2117h-1483v-2047c0-39 31-70 70-70h1342c39 0 71 31 71 70z">
          <text:p/>
        </draw:path>
        <draw:path draw:style-name="gr6" draw:text-style-name="P2" draw:layer="layout" svg:width="1.482cm" svg:height="2.116cm" svg:x="4.233cm" svg:y="1.628cm" svg:viewBox="0 0 1483 2117" svg:d="M1483 2117h-1483v-2047c0-39 31-70 70-70h1342c39 0 71 31 71 70z">
          <text:p/>
        </draw:path>
        <draw:path draw:style-name="gr5" draw:text-style-name="P1" draw:layer="layout" svg:width="1.482cm" svg:height="2.116cm" svg:x="9.066cm" svg:y="1.628cm" svg:viewBox="0 0 1483 2117" svg:d="M1483 2117h-1483v-2047c0-39 31-70 70-70h1342c39 0 71 31 71 70z">
          <text:p/>
        </draw:path>
        <draw:path draw:style-name="gr6" draw:text-style-name="P2" draw:layer="layout" svg:width="1.482cm" svg:height="2.116cm" svg:x="9.066cm" svg:y="1.628cm" svg:viewBox="0 0 1483 2117" svg:d="M1483 2117h-1483v-2047c0-39 31-70 70-70h1342c39 0 71 31 71 70z">
          <text:p/>
        </draw:path>
        <draw:path draw:style-name="gr5" draw:text-style-name="P1" draw:layer="layout" svg:width="1.481cm" svg:height="2.116cm" svg:x="13.864cm" svg:y="1.628cm" svg:viewBox="0 0 1482 2117" svg:d="M1482 2117h-1482v-2047c0-39 31-70 70-70h1342c39 0 70 31 70 70z">
          <text:p/>
        </draw:path>
        <draw:path draw:style-name="gr6" draw:text-style-name="P2" draw:layer="layout" svg:width="1.481cm" svg:height="2.116cm" svg:x="13.864cm" svg:y="1.628cm" svg:viewBox="0 0 1482 2117" svg:d="M1482 2117h-1482v-2047c0-39 31-70 70-70h1342c39 0 70 31 70 70z">
          <text:p/>
        </draw:path>
        <draw:path draw:style-name="gr5" draw:text-style-name="P1" draw:layer="layout" svg:width="1.482cm" svg:height="2.081cm" svg:x="18.661cm" svg:y="1.663cm" svg:viewBox="0 0 1483 2082" svg:d="M1483 2082h-1483v-2012c0-39 32-70 71-70h1342c39 0 70 31 70 70z">
          <text:p/>
        </draw:path>
        <draw:path draw:style-name="gr6" draw:text-style-name="P2" draw:layer="layout" svg:width="1.482cm" svg:height="2.081cm" svg:x="18.661cm" svg:y="1.663cm" svg:viewBox="0 0 1483 2082" svg:d="M1483 2082h-1483v-2012c0-39 32-70 71-70h1342c39 0 70 31 70 70z">
          <text:p/>
        </draw:path>
        <draw:path draw:style-name="gr5" draw:text-style-name="P1" draw:layer="layout" svg:width="1.481cm" svg:height="1.905cm" svg:x="23.495cm" svg:y="1.839cm" svg:viewBox="0 0 1482 1906" svg:d="M1482 1906h-1482v-1835c0-39 31-71 70-71h1342c39 0 70 32 70 71z">
          <text:p/>
        </draw:path>
        <draw:path draw:style-name="gr6" draw:text-style-name="P2" draw:layer="layout" svg:width="1.481cm" svg:height="1.905cm" svg:x="23.495cm" svg:y="1.839cm" svg:viewBox="0 0 1482 1906" svg:d="M1482 1906h-1482v-1835c0-39 31-71 70-71h1342c39 0 70 32 70 71z">
          <text:p/>
        </draw:path>
        <draw:path draw:style-name="gr5" draw:text-style-name="P1" draw:layer="layout" svg:width="1.482cm" svg:height="1.905cm" svg:x="5.785cm" svg:y="1.839cm" svg:viewBox="0 0 1483 1906" svg:d="M1483 1906h-1483v-1835c0-39 32-71 71-71h1341c39 0 71 32 71 71z">
          <text:p/>
        </draw:path>
        <draw:path draw:style-name="gr7" draw:text-style-name="P3" draw:layer="layout" svg:width="1.482cm" svg:height="1.905cm" svg:x="5.785cm" svg:y="1.839cm" svg:viewBox="0 0 1483 1906" svg:d="M1483 1906h-1483v-1835c0-39 32-71 71-71h1341c39 0 71 32 71 71z">
          <text:p/>
        </draw:path>
        <draw:path draw:style-name="gr5" draw:text-style-name="P1" draw:layer="layout" svg:width="1.482cm" svg:height="1.905cm" svg:x="10.618cm" svg:y="1.839cm" svg:viewBox="0 0 1483 1906" svg:d="M1483 1906h-1483v-1835c0-39 32-71 71-71h1341c39 0 71 32 71 71z">
          <text:p/>
        </draw:path>
        <draw:path draw:style-name="gr7" draw:text-style-name="P3" draw:layer="layout" svg:width="1.482cm" svg:height="1.905cm" svg:x="10.618cm" svg:y="1.839cm" svg:viewBox="0 0 1483 1906" svg:d="M1483 1906h-1483v-1835c0-39 32-71 71-71h1341c39 0 71 32 71 71z">
          <text:p/>
        </draw:path>
        <draw:path draw:style-name="gr5" draw:text-style-name="P1" draw:layer="layout" svg:width="1.482cm" svg:height="1.869cm" svg:x="15.416cm" svg:y="1.875cm" svg:viewBox="0 0 1483 1870" svg:d="M1483 1870h-1483v-1800c0-39 31-70 70-70h1342c39 0 71 31 71 70z">
          <text:p/>
        </draw:path>
        <draw:path draw:style-name="gr7" draw:text-style-name="P3" draw:layer="layout" svg:width="1.482cm" svg:height="1.869cm" svg:x="15.416cm" svg:y="1.875cm" svg:viewBox="0 0 1483 1870" svg:d="M1483 1870h-1483v-1800c0-39 31-70 70-70h1342c39 0 71 31 71 70z">
          <text:p/>
        </draw:path>
        <draw:path draw:style-name="gr5" draw:text-style-name="P1" draw:layer="layout" svg:width="1.481cm" svg:height="1.764cm" svg:x="20.214cm" svg:y="1.98cm" svg:viewBox="0 0 1482 1765" svg:d="M1482 1765h-1482v-1694c0-39 31-71 70-71h1342c39 0 70 32 70 71z">
          <text:p/>
        </draw:path>
        <draw:path draw:style-name="gr7" draw:text-style-name="P3" draw:layer="layout" svg:width="1.481cm" svg:height="1.764cm" svg:x="20.214cm" svg:y="1.98cm" svg:viewBox="0 0 1482 1765" svg:d="M1482 1765h-1482v-1694c0-39 31-71 70-71h1342c39 0 70 32 70 71z">
          <text:p/>
        </draw:path>
        <draw:path draw:style-name="gr5" draw:text-style-name="P1" draw:layer="layout" svg:width="1.481cm" svg:height="1.658cm" svg:x="25.047cm" svg:y="2.086cm" svg:viewBox="0 0 1482 1659" svg:d="M1482 1659h-1482v-1588c0-39 31-71 70-71h1342c39 0 70 32 70 71z">
          <text:p/>
        </draw:path>
        <draw:path draw:style-name="gr7" draw:text-style-name="P3" draw:layer="layout" svg:width="1.481cm" svg:height="1.658cm" svg:x="25.047cm" svg:y="2.086cm" svg:viewBox="0 0 1482 1659" svg:d="M1482 1659h-1482v-1588c0-39 31-71 70-71h1342c39 0 70 32 70 71z">
          <text:p/>
        </draw:path>
        <draw:line draw:style-name="gr4" draw:text-style-name="P1" draw:layer="layout" svg:x1="2.416cm" svg:y1="3.515cm" svg:x2="2.628cm" svg:y2="3.515cm">
          <text:p/>
        </draw:line>
        <draw:line draw:style-name="gr4" draw:text-style-name="P1" draw:layer="layout" svg:x1="2.416cm" svg:y1="3.303cm" svg:x2="2.628cm" svg:y2="3.303cm">
          <text:p/>
        </draw:line>
        <draw:line draw:style-name="gr4" draw:text-style-name="P1" draw:layer="layout" svg:x1="2.416cm" svg:y1="2.88cm" svg:x2="2.628cm" svg:y2="2.88cm">
          <text:p/>
        </draw:line>
        <draw:line draw:style-name="gr4" draw:text-style-name="P1" draw:layer="layout" svg:x1="2.416cm" svg:y1="2.633cm" svg:x2="2.628cm" svg:y2="2.633cm">
          <text:p/>
        </draw:line>
        <draw:line draw:style-name="gr4" draw:text-style-name="P1" draw:layer="layout" svg:x1="2.416cm" svg:y1="2.21cm" svg:x2="2.628cm" svg:y2="2.21cm">
          <text:p/>
        </draw:line>
        <draw:line draw:style-name="gr4" draw:text-style-name="P1" draw:layer="layout" svg:x1="2.416cm" svg:y1="1.998cm" svg:x2="2.628cm" svg:y2="1.998cm">
          <text:p/>
        </draw:line>
        <draw:line draw:style-name="gr4" draw:text-style-name="P1" draw:layer="layout" svg:x1="2.416cm" svg:y1="1.575cm" svg:x2="2.628cm" svg:y2="1.575cm">
          <text:p/>
        </draw:line>
        <draw:line draw:style-name="gr4" draw:text-style-name="P1" draw:layer="layout" svg:x1="2.416cm" svg:y1="1.363cm" svg:x2="2.628cm" svg:y2="1.363cm">
          <text:p/>
        </draw:line>
        <draw:line draw:style-name="gr4" draw:text-style-name="P1" draw:layer="layout" svg:x1="2.31cm" svg:y1="3.727cm" svg:x2="2.734cm" svg:y2="3.727cm">
          <text:p/>
        </draw:line>
        <draw:line draw:style-name="gr4" draw:text-style-name="P1" draw:layer="layout" svg:x1="2.31cm" svg:y1="3.092cm" svg:x2="2.734cm" svg:y2="3.092cm">
          <text:p/>
        </draw:line>
        <draw:line draw:style-name="gr4" draw:text-style-name="P1" draw:layer="layout" svg:x1="2.31cm" svg:y1="2.421cm" svg:x2="2.734cm" svg:y2="2.421cm">
          <text:p/>
        </draw:line>
        <draw:line draw:style-name="gr4" draw:text-style-name="P1" draw:layer="layout" svg:x1="2.31cm" svg:y1="1.786cm" svg:x2="2.734cm" svg:y2="1.786cm">
          <text:p/>
        </draw:line>
        <draw:line draw:style-name="gr4" draw:text-style-name="P1" draw:layer="layout" svg:x1="2.31cm" svg:y1="1.116cm" svg:x2="2.734cm" svg:y2="1.116cm">
          <text:p/>
        </draw:line>
        <draw:path draw:style-name="gr8" draw:text-style-name="P1" draw:layer="layout" svg:width="1.368cm" svg:height="0.31cm" svg:x="4.288cm" svg:y="1.928cm" svg:viewBox="0 0 1369 311" svg:d="M197 85c0 15-4 28-11 39-8 11-18 20-31 27 15 7 27 17 35 29 9 13 13 27 13 43 0 27-9 49-27 64-18 16-43 24-75 24-31 0-56-8-74-24-18-15-27-37-27-64 0-16 4-31 13-43 8-13 20-22 34-29-13-7-23-16-30-27s-11-24-11-39c0-26 8-46 25-61 18-17 41-24 70-24 30 0 53 7 70 24 17 15 26 35 26 61zM143 219c0-13-4-23-11-31-8-8-18-12-31-12-12 0-23 4-30 12-8 7-12 18-12 31s4 23 12 31c7 8 18 12 31 12s23-4 30-11c8-8 11-18 11-32zM137 88c0-12-3-21-9-28s-15-11-27-11c-11 0-19 4-26 11-6 6-9 16-9 28s3 22 9 29c7 7 15 11 26 11 12 0 21-4 27-11s9-17 9-29zM450 182c0 41-8 73-26 95-17 23-42 34-75 34s-58-11-76-33c-17-22-26-53-26-93v-56c0-42 9-73 26-95 17-23 43-34 75-34 33 0 58 11 75 33 18 22 27 53 27 93zM390 121c0-25-3-43-10-55-7-11-17-17-32-17-14 0-24 6-31 17-7 10-10 27-11 51v72c0 25 4 43 10 55 7 12 18 18 33 18 14 0 25-6 31-17 7-11 10-29 10-52zM501 277c0-10 3-17 9-23 7-6 15-9 25-9 9 0 18 3 24 9s10 13 10 23c0 9-4 17-10 23-6 5-15 8-24 8-10 0-18-3-25-8-6-6-9-14-9-23zM778 193h34v48h-34v65h-60v-65h-123l-3-37 126-200h60zM652 193h66v-106l-4 6zM909 129h32c15 0 26-3 33-11 8-8 11-18 11-30s-3-22-11-28c-7-7-17-11-29-11s-21 3-29 10c-8 6-12 14-12 24h-59c0-16 4-30 13-42 8-13 20-22 35-30s32-11 51-11c31 0 56 7 74 24 18 15 28 36 28 63 0 14-5 27-13 38-9 12-20 20-33 26 17 6 29 16 37 28 9 12 13 26 13 43 0 27-10 48-29 64-20 16-45 25-77 25-31 0-55-8-74-24s-29-37-29-64h60c0 12 4 21 12 29 9 7 20 10 32 10 14 0 25-4 33-11 8-8 12-18 12-30 0-30-16-45-49-45h-32zM1095 63c0-18 5-33 17-45s28-18 48-18c19 0 35 5 47 18 12 11 18 27 18 46v15c0 18-6 33-18 45-12 11-28 17-47 17-20 0-36-6-48-17-12-12-17-27-17-46zM1134 79c0 8 3 15 7 20 5 5 11 8 19 8s14-3 18-8c5-5 7-12 7-21v-15c0-8-2-15-7-20-4-5-10-8-18-8s-14 3-19 8-7 12-7 21zM1238 232c0-18 6-33 19-44 12-12 27-17 46-17 20 0 36 5 48 17 12 11 18 26 18 45v15c0 19-6 34-18 45-11 12-27 18-47 18s-36-6-48-18c-12-11-18-27-18-45zM1278 248c0 8 3 15 7 20 5 5 12 8 19 8 17 0 25-9 25-28v-16c0-8-2-14-7-20-5-5-11-7-19-7-7 0-13 2-18 7-5 6-7 12-7 21zM1172 284l-29-16 147-235 29 15z">
          <text:p/>
        </draw:path>
        <draw:path draw:style-name="gr9" draw:text-style-name="P4" draw:layer="layout" svg:width="1.368cm" svg:height="0.31cm" svg:x="4.288cm" svg:y="1.928cm" svg:viewBox="0 0 1369 311" svg:d="M197 85c0 15-4 28-11 39-8 11-18 20-31 27 15 7 27 17 35 29 9 13 13 27 13 43 0 27-9 49-27 64-18 16-43 24-75 24-31 0-56-8-74-24-18-15-27-37-27-64 0-16 4-31 13-43 8-13 20-22 34-29-13-7-23-16-30-27s-11-24-11-39c0-26 8-46 25-61 18-17 41-24 70-24 30 0 53 7 70 24 17 15 26 35 26 61zM143 219c0-13-4-23-11-31-8-8-18-12-31-12-12 0-23 4-30 12-8 7-12 18-12 31s4 23 12 31c7 8 18 12 31 12s23-4 30-11c8-8 11-18 11-32zM137 88c0-12-3-21-9-28s-15-11-27-11c-11 0-19 4-26 11-6 6-9 16-9 28s3 22 9 29c7 7 15 11 26 11 12 0 21-4 27-11s9-17 9-29zM450 182c0 41-8 73-26 95-17 23-42 34-75 34s-58-11-76-33c-17-22-26-53-26-93v-56c0-42 9-73 26-95 17-23 43-34 75-34 33 0 58 11 75 33 18 22 27 53 27 93zM390 121c0-25-3-43-10-55-7-11-17-17-32-17-14 0-24 6-31 17-7 10-10 27-11 51v72c0 25 4 43 10 55 7 12 18 18 33 18 14 0 25-6 31-17 7-11 10-29 10-52zM501 277c0-10 3-17 9-23 7-6 15-9 25-9 9 0 18 3 24 9s10 13 10 23c0 9-4 17-10 23-6 5-15 8-24 8-10 0-18-3-25-8-6-6-9-14-9-23zM778 193h34v48h-34v65h-60v-65h-123l-3-37 126-200h60zM652 193h66v-106l-4 6zM909 129h32c15 0 26-3 33-11 8-8 11-18 11-30s-3-22-11-28c-7-7-17-11-29-11s-21 3-29 10c-8 6-12 14-12 24h-59c0-16 4-30 13-42 8-13 20-22 35-30s32-11 51-11c31 0 56 7 74 24 18 15 28 36 28 63 0 14-5 27-13 38-9 12-20 20-33 26 17 6 29 16 37 28 9 12 13 26 13 43 0 27-10 48-29 64-20 16-45 25-77 25-31 0-55-8-74-24s-29-37-29-64h60c0 12 4 21 12 29 9 7 20 10 32 10 14 0 25-4 33-11 8-8 12-18 12-30 0-30-16-45-49-45h-32zM1095 63c0-18 5-33 17-45s28-18 48-18c19 0 35 5 47 18 12 11 18 27 18 46v15c0 18-6 33-18 45-12 11-28 17-47 17-20 0-36-6-48-17-12-12-17-27-17-46zM1134 79c0 8 3 15 7 20 5 5 11 8 19 8s14-3 18-8c5-5 7-12 7-21v-15c0-8-2-15-7-20-4-5-10-8-18-8s-14 3-19 8-7 12-7 21zM1238 232c0-18 6-33 19-44 12-12 27-17 46-17 20 0 36 5 48 17 12 11 18 26 18 45v15c0 19-6 34-18 45-11 12-27 18-47 18s-36-6-48-18c-12-11-18-27-18-45zM1278 248c0 8 3 15 7 20 5 5 12 8 19 8 17 0 25-9 25-28v-16c0-8-2-14-7-20-5-5-11-7-19-7-7 0-13 2-18 7-5 6-7 12-7 21zM1172 284l-29-16 147-235 29 15z">
          <text:p/>
        </draw:path>
        <draw:path draw:style-name="gr8" draw:text-style-name="P1" draw:layer="layout" svg:width="1.368cm" svg:height="0.31cm" svg:x="9.121cm" svg:y="1.914cm" svg:viewBox="0 0 1369 311" svg:d="M197 85c0 15-4 28-11 39-8 11-18 20-31 27 15 7 27 17 35 30 9 12 13 26 13 43 0 26-9 48-27 64-18 15-43 23-75 23-31 0-56-8-74-23-18-16-27-38-27-64 0-17 4-31 13-44 8-12 20-22 34-29-12-7-23-16-30-27s-11-24-11-39c0-25 9-46 25-62 18-15 41-23 70-23 30 0 53 8 70 23 17 16 26 37 26 62zM143 219c0-13-4-23-11-31-8-8-18-12-31-12-12 0-23 4-30 12-8 8-11 18-11 31s3 24 11 32c7 7 18 11 31 11s23-3 30-11c8-8 11-18 11-32zM137 88c0-12-3-21-9-28s-15-11-27-11c-11 0-19 4-25 11-7 7-10 16-10 28s3 22 10 29c6 8 14 11 25 11 12 0 21-3 27-11 6-7 9-17 9-29zM450 182c0 41-8 73-26 96-17 22-42 33-75 33s-58-11-76-33c-17-21-26-53-26-93v-56c0-42 9-73 26-95 18-23 43-34 75-34 33 0 58 11 75 33 18 22 27 53 27 94zM390 121c0-25-3-43-10-54-7-12-17-18-32-18-14 0-24 6-31 17s-10 28-11 51v72c0 25 4 43 10 56 7 11 18 17 33 17 14 0 25-5 31-17 7-11 10-29 10-52zM500 277c0-9 3-17 9-23 7-6 15-9 25-9s18 3 24 9 10 14 10 23-4 17-10 23-14 9-24 9-18-3-25-9c-6-6-9-14-9-23zM740 186c-16 15-34 23-54 23-27 0-49-9-65-27-16-19-23-43-23-74 0-20 4-38 12-55 9-16 21-30 37-39 15-9 32-14 52-14s37 5 53 15c15 10 27 25 36 44 8 19 13 40 13 64v22c0 50-13 90-38 118-25 29-60 44-106 46h-14v-50h13c52-2 80-27 84-73zM700 163c10 0 18-2 25-7s12-11 16-18v-25c0-20-4-35-12-46-7-12-18-18-31-18-12 0-22 6-29 17-8 11-12 24-12 41 0 16 4 30 11 41 8 10 18 15 32 15zM1009 1v51h-5c-27 0-49 7-66 21-16 13-26 32-29 56 16-16 36-24 60-24 27 0 47 10 63 28 15 19 23 44 23 74 0 20-4 37-13 53-8 16-20 28-36 38-15 8-33 13-52 13-32 0-58-11-77-33-19-23-29-52-29-89v-22c0-32 6-61 18-86s30-44 53-59c23-14 50-21 80-21zM951 153c-10 0-19 3-27 8-7 5-13 11-17 20v18c0 20 4 35 12 47 8 11 19 16 34 16 12 0 23-5 30-15 8-10 13-23 13-39 0-17-5-30-13-40s-19-15-32-15zM1094 63c0-18 6-34 17-45 12-12 29-18 49-18 19 0 35 6 47 17s18 28 18 47v15c0 19-6 33-18 45-12 11-28 17-47 17-20 0-37-6-49-17-11-12-17-27-17-46zM1133 79c0 8 3 15 8 20s11 8 19 8 14-3 18-8c5-5 7-12 7-20v-16c0-8-2-15-7-20-4-5-10-7-18-7s-14 2-19 7-8 12-8 21zM1238 232c0-18 7-33 19-44 12-12 27-17 47-17 19 0 35 5 47 17 12 11 18 26 18 46v14c0 19-6 34-18 46-11 11-27 17-47 17s-36-6-48-17c-12-12-18-27-18-46zM1278 248c0 8 3 15 7 20 5 5 12 8 19 8 17 0 25-9 25-28v-16c0-8-2-14-7-19-5-6-11-8-18-8-8 0-14 2-19 8-5 5-7 12-7 20zM1172 284l-29-16 147-235 29 15z">
          <text:p/>
        </draw:path>
        <draw:path draw:style-name="gr9" draw:text-style-name="P4" draw:layer="layout" svg:width="1.368cm" svg:height="0.31cm" svg:x="9.121cm" svg:y="1.914cm" svg:viewBox="0 0 1369 311" svg:d="M197 85c0 15-4 28-11 39-8 11-18 20-31 27 15 7 27 17 35 30 9 12 13 26 13 43 0 26-9 48-27 64-18 15-43 23-75 23-31 0-56-8-74-23-18-16-27-38-27-64 0-17 4-31 13-44 8-12 20-22 34-29-12-7-23-16-30-27s-11-24-11-39c0-25 9-46 25-62 18-15 41-23 70-23 30 0 53 8 70 23 17 16 26 37 26 62zM143 219c0-13-4-23-11-31-8-8-18-12-31-12-12 0-23 4-30 12-8 8-11 18-11 31s3 24 11 32c7 7 18 11 31 11s23-3 30-11c8-8 11-18 11-32zM137 88c0-12-3-21-9-28s-15-11-27-11c-11 0-19 4-25 11-7 7-10 16-10 28s3 22 10 29c6 8 14 11 25 11 12 0 21-3 27-11 6-7 9-17 9-29zM450 182c0 41-8 73-26 96-17 22-42 33-75 33s-58-11-76-33c-17-21-26-53-26-93v-56c0-42 9-73 26-95 18-23 43-34 75-34 33 0 58 11 75 33 18 22 27 53 27 94zM390 121c0-25-3-43-10-54-7-12-17-18-32-18-14 0-24 6-31 17s-10 28-11 51v72c0 25 4 43 10 56 7 11 18 17 33 17 14 0 25-5 31-17 7-11 10-29 10-52zM500 277c0-9 3-17 9-23 7-6 15-9 25-9s18 3 24 9 10 14 10 23-4 17-10 23-14 9-24 9-18-3-25-9c-6-6-9-14-9-23zM740 186c-16 15-34 23-54 23-27 0-49-9-65-27-16-19-23-43-23-74 0-20 4-38 12-55 9-16 21-30 37-39 15-9 32-14 52-14s37 5 53 15c15 10 27 25 36 44 8 19 13 40 13 64v22c0 50-13 90-38 118-25 29-60 44-106 46h-14v-50h13c52-2 80-27 84-73zM700 163c10 0 18-2 25-7s12-11 16-18v-25c0-20-4-35-12-46-7-12-18-18-31-18-12 0-22 6-29 17-8 11-12 24-12 41 0 16 4 30 11 41 8 10 18 15 32 15zM1009 1v51h-5c-27 0-49 7-66 21-16 13-26 32-29 56 16-16 36-24 60-24 27 0 47 10 63 28 15 19 23 44 23 74 0 20-4 37-13 53-8 16-20 28-36 38-15 8-33 13-52 13-32 0-58-11-77-33-19-23-29-52-29-89v-22c0-32 6-61 18-86s30-44 53-59c23-14 50-21 80-21zM951 153c-10 0-19 3-27 8-7 5-13 11-17 20v18c0 20 4 35 12 47 8 11 19 16 34 16 12 0 23-5 30-15 8-10 13-23 13-39 0-17-5-30-13-40s-19-15-32-15zM1094 63c0-18 6-34 17-45 12-12 29-18 49-18 19 0 35 6 47 17s18 28 18 47v15c0 19-6 33-18 45-12 11-28 17-47 17-20 0-37-6-49-17-11-12-17-27-17-46zM1133 79c0 8 3 15 8 20s11 8 19 8 14-3 18-8c5-5 7-12 7-20v-16c0-8-2-15-7-20-4-5-10-7-18-7s-14 2-19 7-8 12-8 21zM1238 232c0-18 7-33 19-44 12-12 27-17 47-17 19 0 35 5 47 17 12 11 18 26 18 46v14c0 19-6 34-18 46-11 11-27 17-47 17s-36-6-48-17c-12-12-18-27-18-46zM1278 248c0 8 3 15 7 20 5 5 12 8 19 8 17 0 25-9 25-28v-16c0-8-2-14-7-19-5-6-11-8-18-8-8 0-14 2-19 8-5 5-7 12-7 20zM1172 284l-29-16 147-235 29 15z">
          <text:p/>
        </draw:path>
        <draw:path draw:style-name="gr8" draw:text-style-name="P1" draw:layer="layout" svg:width="1.368cm" svg:height="0.31cm" svg:x="13.919cm" svg:y="1.906cm" svg:viewBox="0 0 1369 311" svg:d="M197 85c0 15-4 28-11 40-8 11-18 20-31 27 15 7 27 16 35 29 9 12 13 26 13 43 0 27-9 48-27 64-18 15-43 23-75 23-31 0-56-8-74-23-18-16-27-37-27-64 0-17 4-31 12-44 9-12 20-22 35-28-13-7-23-16-30-27-7-12-11-25-11-40 0-25 8-47 25-62s41-23 70-23c30 0 53 8 70 23s26 37 26 62zM143 219c0-12-4-23-11-30-8-9-18-13-31-13s-23 4-31 12c-7 8-11 18-11 31s4 24 11 32c8 8 19 11 32 11s23-3 30-11c7-7 11-18 11-32zM137 88c0-12-3-21-9-28-7-7-15-10-27-10-11 0-19 3-26 10-6 7-9 16-9 28s3 22 9 29c7 8 15 11 26 11 12 0 20-3 27-11 6-7 9-17 9-29zM392 307h-59v-231l-71 22v-48l124-46h6zM501 277c0-9 3-17 9-23 7-6 15-9 24-9 10 0 18 3 25 9 6 6 10 14 10 23s-4 17-10 23c-7 6-15 9-25 9-9 0-17-3-24-9-6-6-9-14-9-23zM807 307h-206v-41l98-104c13-15 23-27 29-38 6-12 10-22 10-31 0-14-4-24-11-32-6-7-16-11-28-11-14 0-25 4-32 13-8 10-12 22-12 37h-60c0-18 4-35 13-50 9-16 21-28 37-37 16-8 35-13 55-13 31 0 55 8 72 23 17 14 26 36 26 64 0 15-4 30-12 45-7 16-21 34-39 54l-69 73h129zM1010 1v51h-5c-28 0-50 7-66 21-16 13-26 32-29 57 16-17 36-25 60-25 26 0 47 10 63 28 15 19 23 44 23 74 0 20-4 37-13 53-8 16-20 29-36 38s-33 13-53 13c-31 0-57-11-76-33-20-23-29-52-29-89v-21c0-33 6-62 18-87s30-45 53-59c23-13 50-20 80-21zM952 153c-10 0-19 3-27 8s-13 11-17 20v18c0 20 4 35 12 47 8 11 19 16 33 16 13 0 23-5 31-14 8-11 12-24 12-40 0-17-4-30-12-40s-19-15-32-15zM1094 63c0-18 6-34 18-45 12-12 28-18 47-18 20 0 36 6 48 17 12 12 18 28 18 48v14c0 19-6 34-18 45s-28 17-47 17c-20 0-36-6-48-17s-18-27-18-46zM1134 79c0 8 2 15 7 20s11 8 19 8 14-3 18-8c5-5 7-12 7-20v-16c0-8-2-15-7-19-4-7-10-9-19-9-7 0-14 2-18 9-5 4-7 11-7 20zM1238 233c0-19 6-34 18-45 13-11 28-17 47-17 20 0 36 6 48 17s18 26 18 46v15c0 18-6 33-18 45-11 11-27 17-47 17s-36-6-48-17c-12-12-18-27-18-46zM1278 249c0 7 2 14 7 19 5 6 12 8 19 8 17 0 25-9 25-27v-16c0-8-2-15-7-20s-11-8-19-8c-7 0-14 3-18 8-5 5-7 12-7 20zM1172 284l-30-16 148-236 29 17z">
          <text:p/>
        </draw:path>
        <draw:path draw:style-name="gr9" draw:text-style-name="P4" draw:layer="layout" svg:width="1.368cm" svg:height="0.31cm" svg:x="13.919cm" svg:y="1.906cm" svg:viewBox="0 0 1369 311" svg:d="M197 85c0 15-4 28-11 40-8 11-18 20-31 27 15 7 27 16 35 29 9 12 13 26 13 43 0 27-9 48-27 64-18 15-43 23-75 23-31 0-56-8-74-23-18-16-27-37-27-64 0-17 4-31 12-44 9-12 20-22 35-28-13-7-23-16-30-27-7-12-11-25-11-40 0-25 8-47 25-62s41-23 70-23c30 0 53 8 70 23s26 37 26 62zM143 219c0-12-4-23-11-30-8-9-18-13-31-13s-23 4-31 12c-7 8-11 18-11 31s4 24 11 32c8 8 19 11 32 11s23-3 30-11c7-7 11-18 11-32zM137 88c0-12-3-21-9-28-7-7-15-10-27-10-11 0-19 3-26 10-6 7-9 16-9 28s3 22 9 29c7 8 15 11 26 11 12 0 20-3 27-11 6-7 9-17 9-29zM392 307h-59v-231l-71 22v-48l124-46h6zM501 277c0-9 3-17 9-23 7-6 15-9 24-9 10 0 18 3 25 9 6 6 10 14 10 23s-4 17-10 23c-7 6-15 9-25 9-9 0-17-3-24-9-6-6-9-14-9-23zM807 307h-206v-41l98-104c13-15 23-27 29-38 6-12 10-22 10-31 0-14-4-24-11-32-6-7-16-11-28-11-14 0-25 4-32 13-8 10-12 22-12 37h-60c0-18 4-35 13-50 9-16 21-28 37-37 16-8 35-13 55-13 31 0 55 8 72 23 17 14 26 36 26 64 0 15-4 30-12 45-7 16-21 34-39 54l-69 73h129zM1010 1v51h-5c-28 0-50 7-66 21-16 13-26 32-29 57 16-17 36-25 60-25 26 0 47 10 63 28 15 19 23 44 23 74 0 20-4 37-13 53-8 16-20 29-36 38s-33 13-53 13c-31 0-57-11-76-33-20-23-29-52-29-89v-21c0-33 6-62 18-87s30-45 53-59c23-13 50-20 80-21zM952 153c-10 0-19 3-27 8s-13 11-17 20v18c0 20 4 35 12 47 8 11 19 16 33 16 13 0 23-5 31-14 8-11 12-24 12-40 0-17-4-30-12-40s-19-15-32-15zM1094 63c0-18 6-34 18-45 12-12 28-18 47-18 20 0 36 6 48 17 12 12 18 28 18 48v14c0 19-6 34-18 45s-28 17-47 17c-20 0-36-6-48-17s-18-27-18-46zM1134 79c0 8 2 15 7 20s11 8 19 8 14-3 18-8c5-5 7-12 7-20v-16c0-8-2-15-7-19-4-7-10-9-19-9-7 0-14 2-18 9-5 4-7 11-7 20zM1238 233c0-19 6-34 18-45 13-11 28-17 47-17 20 0 36 6 48 17s18 26 18 46v15c0 18-6 33-18 45-11 11-27 17-47 17s-36-6-48-17c-12-12-18-27-18-46zM1278 249c0 7 2 14 7 19 5 6 12 8 19 8 17 0 25-9 25-27v-16c0-8-2-15-7-20s-11-8-19-8c-7 0-14 3-18 8-5 5-7 12-7 20zM1172 284l-30-16 148-236 29 17z">
          <text:p/>
        </draw:path>
        <draw:path draw:style-name="gr8" draw:text-style-name="P1" draw:layer="layout" svg:width="1.376cm" svg:height="0.309cm" svg:x="18.709cm" svg:y="1.962cm" svg:viewBox="0 0 1377 310" svg:d="M213 38l-117 268h-63l117-253h-150v-49h213zM395 185c-16 15-34 22-54 22-27 0-49-9-65-27s-24-43-24-73c0-20 5-38 13-55 9-17 21-29 36-39 16-9 33-13 53-13s37 5 53 14c15 10 27 25 35 43 9 19 13 41 14 64v22c0 51-13 90-38 119s-60 45-106 47h-14v-51h13c52-3 80-27 84-73zM355 162c10 0 18-3 25-7 7-6 12-12 16-19v-24c0-20-4-36-12-47s-18-17-31-17c-12 0-22 6-30 17-7 10-11 24-11 40 0 17 4 31 11 41 8 11 18 16 32 16zM508 276c0-10 3-17 9-23 7-6 15-9 24-9 10 0 18 3 24 9 7 6 10 13 10 23 0 9-3 17-10 23-6 6-14 9-24 9-9 0-17-3-24-9-6-6-9-14-9-23zM753 306h-60v-231l-71 22v-49l125-45h6zM915 128h32c15 0 27-4 34-11 7-8 11-18 11-30s-4-22-11-28c-7-7-17-11-30-11-11 0-21 3-28 9-8 7-12 15-12 25h-60c0-16 5-30 13-42 9-13 20-22 35-29 16-8 33-11 51-11 32 0 57 7 75 23 18 15 27 36 27 63 0 14-4 26-13 38-8 12-19 20-33 26 17 6 30 16 38 28s13 26 13 43c0 26-10 48-30 64-19 17-45 25-77 25-30 0-55-8-74-24s-28-38-28-64h59c0 12 4 21 13 28s19 11 31 11c15 0 26-4 34-11 8-8 12-18 12-30 0-30-17-45-50-45h-32zM1101 62c0-18 6-33 18-45s28-17 47-17c20 0 35 5 48 17 12 11 19 27 19 46v15c0 18-7 33-19 45-13 11-28 17-47 17-20 0-36-6-48-17-12-12-18-27-18-46zM1141 78c0 8 2 15 7 20s11 7 19 7c7 0 14-2 18-7s7-12 7-21v-15c0-9-3-15-7-20s-11-8-19-8c-7 0-14 3-19 8-4 5-6 12-6 20zM1246 231c0-19 6-33 18-45 12-11 28-17 47-17 20 0 35 6 47 17 13 12 19 27 19 46v15c0 19-6 34-18 46s-28 17-47 17c-20 0-36-5-48-17s-18-28-18-46zM1286 247c0 8 2 14 7 20 5 5 11 8 19 8 17 0 25-10 25-28v-16c0-8-2-15-7-20s-11-7-19-7-14 2-19 7c-4 5-6 12-6 21zM1178 282l-29-15 148-235 30 15z">
          <text:p/>
        </draw:path>
        <draw:path draw:style-name="gr9" draw:text-style-name="P4" draw:layer="layout" svg:width="1.376cm" svg:height="0.309cm" svg:x="18.709cm" svg:y="1.962cm" svg:viewBox="0 0 1377 310" svg:d="M213 38l-117 268h-63l117-253h-150v-49h213zM395 185c-16 15-34 22-54 22-27 0-49-9-65-27s-24-43-24-73c0-20 5-38 13-55 9-17 21-29 36-39 16-9 33-13 53-13s37 5 53 14c15 10 27 25 35 43 9 19 13 41 14 64v22c0 51-13 90-38 119s-60 45-106 47h-14v-51h13c52-3 80-27 84-73zM355 162c10 0 18-3 25-7 7-6 12-12 16-19v-24c0-20-4-36-12-47s-18-17-31-17c-12 0-22 6-30 17-7 10-11 24-11 40 0 17 4 31 11 41 8 11 18 16 32 16zM508 276c0-10 3-17 9-23 7-6 15-9 24-9 10 0 18 3 24 9 7 6 10 13 10 23 0 9-3 17-10 23-6 6-14 9-24 9-9 0-17-3-24-9-6-6-9-14-9-23zM753 306h-60v-231l-71 22v-49l125-45h6zM915 128h32c15 0 27-4 34-11 7-8 11-18 11-30s-4-22-11-28c-7-7-17-11-30-11-11 0-21 3-28 9-8 7-12 15-12 25h-60c0-16 5-30 13-42 9-13 20-22 35-29 16-8 33-11 51-11 32 0 57 7 75 23 18 15 27 36 27 63 0 14-4 26-13 38-8 12-19 20-33 26 17 6 30 16 38 28s13 26 13 43c0 26-10 48-30 64-19 17-45 25-77 25-30 0-55-8-74-24s-28-38-28-64h59c0 12 4 21 13 28s19 11 31 11c15 0 26-4 34-11 8-8 12-18 12-30 0-30-17-45-50-45h-32zM1101 62c0-18 6-33 18-45s28-17 47-17c20 0 35 5 48 17 12 11 19 27 19 46v15c0 18-7 33-19 45-13 11-28 17-47 17-20 0-36-6-48-17-12-12-18-27-18-46zM1141 78c0 8 2 15 7 20s11 7 19 7c7 0 14-2 18-7s7-12 7-21v-15c0-9-3-15-7-20s-11-8-19-8c-7 0-14 3-19 8-4 5-6 12-6 20zM1246 231c0-19 6-33 18-45 12-11 28-17 47-17 20 0 35 6 47 17 13 12 19 27 19 46v15c0 19-6 34-18 46s-28 17-47 17c-20 0-36-5-48-17s-18-28-18-46zM1286 247c0 8 2 14 7 20 5 5 11 8 19 8 17 0 25-10 25-28v-16c0-8-2-15-7-20s-11-7-19-7-14 2-19 7c-4 5-6 12-6 21zM1178 282l-29-15 148-235 30 15z">
          <text:p/>
        </draw:path>
        <draw:path draw:style-name="gr8" draw:text-style-name="P1" draw:layer="layout" svg:width="1.376cm" svg:height="0.309cm" svg:x="23.542cm" svg:y="2.117cm" svg:viewBox="0 0 1377 310" svg:d="M213 38l-117 268h-62l116-253h-150v-49h213zM316 128h32c15 0 26-4 33-11 8-8 11-18 11-30s-3-22-11-28c-7-7-17-11-29-11s-21 3-29 9c-8 7-12 15-12 25h-59c0-16 4-30 12-42 9-13 21-22 36-29 15-8 32-11 50-11 32 0 57 7 75 23 18 15 27 36 27 63 0 14-4 26-12 38-9 12-20 21-33 27 17 6 29 16 37 28 9 12 13 26 13 43 0 26-10 48-29 64-20 16-46 24-78 24-30 0-54-8-73-23-19-16-29-38-29-64h59c0 12 5 21 13 28 9 7 19 11 32 11 14 0 25-4 33-11 8-8 12-18 12-30 0-30-16-45-49-45h-32zM508 277c0-10 3-18 9-23 8-6 16-9 25-9 10 0 18 3 24 9 7 5 10 13 10 23 0 9-3 16-10 22-6 6-14 9-24 9-9 0-17-3-25-9-6-6-9-13-9-22zM754 306h-60v-231l-71 22v-49l125-45h6zM1052 84c0 15-4 28-11 39s-17 21-30 28c14 7 26 17 34 29 9 12 14 27 14 43 0 27-10 48-28 64s-43 23-74 23c-32 0-56-7-75-23-18-16-27-37-27-64 0-16 5-31 13-43 8-13 20-22 35-29-13-7-23-17-31-28-7-11-11-24-11-39 0-26 9-46 26-61 17-16 40-23 70-23 29 0 52 7 69 23 17 15 26 35 26 61zM999 219c0-13-4-23-12-31-7-8-17-12-30-12s-23 4-31 11c-8 8-11 19-11 32s3 23 11 31 18 12 31 12 23-4 31-11c7-8 11-19 11-32zM993 87c0-12-4-21-10-28s-15-11-26-11-20 4-26 11c-6 6-10 16-10 28s4 22 10 29 15 11 26 11 20-4 26-11 10-17 10-29zM1102 62c0-18 6-33 18-45s28-17 47-17c20 0 36 5 48 17 12 11 18 27 18 46v15c0 18-6 33-18 45-12 11-28 18-47 18-20 0-36-7-48-18-12-12-18-27-18-46zM1142 78c0 8 2 15 7 20s11 7 19 7 14-2 18-7 7-12 7-21v-15c0-9-3-15-7-20s-11-8-19-8c-7 0-14 3-18 8-5 5-7 12-7 20zM1246 232c0-19 6-34 18-45s28-17 47-17c20 0 35 6 48 17 12 11 18 27 18 46v15c0 19-6 34-18 45-12 12-27 17-47 17s-36-5-48-17c-12-11-18-27-18-45zM1286 248c0 8 2 14 7 20 5 5 11 8 19 8 17 0 25-10 25-28v-16c0-8-2-15-7-20s-11-7-19-7-14 2-19 7c-4 5-6 12-6 21zM1179 283l-29-15 147-236 30 15z">
          <text:p/>
        </draw:path>
        <draw:path draw:style-name="gr9" draw:text-style-name="P4" draw:layer="layout" svg:width="1.376cm" svg:height="0.309cm" svg:x="23.542cm" svg:y="2.117cm" svg:viewBox="0 0 1377 310" svg:d="M213 38l-117 268h-62l116-253h-150v-49h213zM316 128h32c15 0 26-4 33-11 8-8 11-18 11-30s-3-22-11-28c-7-7-17-11-29-11s-21 3-29 9c-8 7-12 15-12 25h-59c0-16 4-30 12-42 9-13 21-22 36-29 15-8 32-11 50-11 32 0 57 7 75 23 18 15 27 36 27 63 0 14-4 26-12 38-9 12-20 21-33 27 17 6 29 16 37 28 9 12 13 26 13 43 0 26-10 48-29 64-20 16-46 24-78 24-30 0-54-8-73-23-19-16-29-38-29-64h59c0 12 5 21 13 28 9 7 19 11 32 11 14 0 25-4 33-11 8-8 12-18 12-30 0-30-16-45-49-45h-32zM508 277c0-10 3-18 9-23 8-6 16-9 25-9 10 0 18 3 24 9 7 5 10 13 10 23 0 9-3 16-10 22-6 6-14 9-24 9-9 0-17-3-25-9-6-6-9-13-9-22zM754 306h-60v-231l-71 22v-49l125-45h6zM1052 84c0 15-4 28-11 39s-17 21-30 28c14 7 26 17 34 29 9 12 14 27 14 43 0 27-10 48-28 64s-43 23-74 23c-32 0-56-7-75-23-18-16-27-37-27-64 0-16 5-31 13-43 8-13 20-22 35-29-13-7-23-17-31-28-7-11-11-24-11-39 0-26 9-46 26-61 17-16 40-23 70-23 29 0 52 7 69 23 17 15 26 35 26 61zM999 219c0-13-4-23-12-31-7-8-17-12-30-12s-23 4-31 11c-8 8-11 19-11 32s3 23 11 31 18 12 31 12 23-4 31-11c7-8 11-19 11-32zM993 87c0-12-4-21-10-28s-15-11-26-11-20 4-26 11c-6 6-10 16-10 28s4 22 10 29 15 11 26 11 20-4 26-11 10-17 10-29zM1102 62c0-18 6-33 18-45s28-17 47-17c20 0 36 5 48 17 12 11 18 27 18 46v15c0 18-6 33-18 45-12 11-28 18-47 18-20 0-36-7-48-18-12-12-18-27-18-46zM1142 78c0 8 2 15 7 20s11 7 19 7 14-2 18-7 7-12 7-21v-15c0-9-3-15-7-20s-11-8-19-8c-7 0-14 3-18 8-5 5-7 12-7 20zM1246 232c0-19 6-34 18-45s28-17 47-17c20 0 35 6 48 17 12 11 18 27 18 46v15c0 19-6 34-18 45-12 12-27 17-47 17s-36-5-48-17c-12-11-18-27-18-45zM1286 248c0 8 2 14 7 20 5 5 11 8 19 8 17 0 25-10 25-28v-16c0-8-2-15-7-20s-11-7-19-7-14 2-19 7c-4 5-6 12-6 21zM1179 283l-29-15 147-236 30 15z">
          <text:p/>
        </draw:path>
        <draw:path draw:style-name="gr10" draw:text-style-name="P1" draw:layer="layout" svg:width="1.375cm" svg:height="0.309cm" svg:x="5.833cm" svg:y="2.116cm" svg:viewBox="0 0 1376 310" svg:d="M212 38l-116 268h-63l116-254h-149v-48h212zM315 128h32c16 0 28-4 35-11 7-8 11-18 11-30s-4-22-11-28c-7-7-17-11-31-11-11 0-21 3-29 9-7 7-11 15-11 25h-60c0-16 5-30 13-42 8-13 20-22 35-29 16-8 33-11 51-11 33 0 57 7 75 23 19 15 28 36 28 63 0 14-4 26-13 38-8 12-19 21-33 27 17 6 30 15 38 28 8 12 12 26 12 43 0 26-9 48-29 64-19 16-45 24-78 24-30 0-55-8-74-23-19-17-28-38-28-64h59c0 12 4 21 13 28s19 11 31 11c15 0 27-4 35-11 8-8 12-18 12-31 0-29-17-44-51-44h-32zM508 277c0-10 3-18 10-23 6-6 14-9 24-9s18 3 24 9c7 5 10 13 10 23 0 9-3 16-10 22-6 6-14 9-24 9s-18-3-24-9c-7-6-10-13-10-22zM815 306h-207v-41l98-104c13-14 23-28 29-39 7-11 10-21 10-31 0-14-3-24-10-31-7-8-16-12-29-12-14 0-24 5-32 14s-12 21-12 37h-60c0-19 5-35 14-50 8-16 21-28 37-36 16-9 34-13 54-13 31 0 55 7 72 22 18 15 26 36 26 63 0 15-4 30-11 46-8 16-21 34-40 55l-68 72h129zM1062 306h-207v-41l98-104c13-14 23-28 29-39 7-11 10-21 10-31 0-14-3-24-10-31-7-8-17-12-29-12-14 0-24 5-32 14s-12 21-12 37h-60c0-19 5-35 14-50 8-16 21-28 36-36 17-9 35-13 55-13 31 0 55 7 72 22 18 15 26 36 26 63 0 15-4 30-11 46-8 16-21 34-40 55l-68 72h129zM1102 62c0-19 6-33 17-45 13-12 28-17 48-17 19 0 35 5 47 17 12 11 18 26 18 46v15c0 18-6 33-18 44-12 12-28 19-47 19s-35-7-48-19c-11-11-17-26-17-45zM1141 78c0 8 3 15 8 20 4 5 11 7 18 7 8 0 14-2 19-7 4-5 6-12 6-21v-15c0-9-2-15-6-20-5-5-11-8-19-8s-14 3-19 8c-4 5-7 12-7 20zM1246 232c0-19 6-34 18-45s28-17 47-17 35 6 47 17 18 27 18 46v15c0 19-6 34-17 45-12 12-28 17-48 17s-36-5-48-17c-11-12-17-27-17-46zM1285 248c0 8 3 14 8 20 5 5 11 8 18 8 17 0 26-10 26-28v-16c0-8-3-15-8-20-4-5-11-7-18-7-8 0-14 2-19 7-4 5-7 12-7 21zM1179 283l-29-15 147-236 29 15z">
          <text:p/>
        </draw:path>
        <draw:path draw:style-name="gr9" draw:text-style-name="P4" draw:layer="layout" svg:width="1.375cm" svg:height="0.309cm" svg:x="5.833cm" svg:y="2.116cm" svg:viewBox="0 0 1376 310" svg:d="M212 38l-116 268h-63l116-254h-149v-48h212zM315 128h32c16 0 28-4 35-11 7-8 11-18 11-30s-4-22-11-28c-7-7-17-11-31-11-11 0-21 3-29 9-7 7-11 15-11 25h-60c0-16 5-30 13-42 8-13 20-22 35-29 16-8 33-11 51-11 33 0 57 7 75 23 19 15 28 36 28 63 0 14-4 26-13 38-8 12-19 21-33 27 17 6 30 15 38 28 8 12 12 26 12 43 0 26-9 48-29 64-19 16-45 24-78 24-30 0-55-8-74-23-19-17-28-38-28-64h59c0 12 4 21 13 28s19 11 31 11c15 0 27-4 35-11 8-8 12-18 12-31 0-29-17-44-51-44h-32zM508 277c0-10 3-18 10-23 6-6 14-9 24-9s18 3 24 9c7 5 10 13 10 23 0 9-3 16-10 22-6 6-14 9-24 9s-18-3-24-9c-7-6-10-13-10-22zM815 306h-207v-41l98-104c13-14 23-28 29-39 7-11 10-21 10-31 0-14-3-24-10-31-7-8-16-12-29-12-14 0-24 5-32 14s-12 21-12 37h-60c0-19 5-35 14-50 8-16 21-28 37-36 16-9 34-13 54-13 31 0 55 7 72 22 18 15 26 36 26 63 0 15-4 30-11 46-8 16-21 34-40 55l-68 72h129zM1062 306h-207v-41l98-104c13-14 23-28 29-39 7-11 10-21 10-31 0-14-3-24-10-31-7-8-17-12-29-12-14 0-24 5-32 14s-12 21-12 37h-60c0-19 5-35 14-50 8-16 21-28 36-36 17-9 35-13 55-13 31 0 55 7 72 22 18 15 26 36 26 63 0 15-4 30-11 46-8 16-21 34-40 55l-68 72h129zM1102 62c0-19 6-33 17-45 13-12 28-17 48-17 19 0 35 5 47 17 12 11 18 26 18 46v15c0 18-6 33-18 44-12 12-28 19-47 19s-35-7-48-19c-11-11-17-26-17-45zM1141 78c0 8 3 15 8 20 4 5 11 7 18 7 8 0 14-2 19-7 4-5 6-12 6-21v-15c0-9-2-15-6-20-5-5-11-8-19-8s-14 3-19 8c-4 5-7 12-7 20zM1246 232c0-19 6-34 18-45s28-17 47-17 35 6 47 17 18 27 18 46v15c0 19-6 34-17 45-12 12-28 17-48 17s-36-5-48-17c-11-12-17-27-17-46zM1285 248c0 8 3 14 8 20 5 5 11 8 18 8 17 0 26-10 26-28v-16c0-8-3-15-8-20-4-5-11-7-18-7-8 0-14 2-19 7-4 5-7 12-7 21zM1179 283l-29-15 147-236 29 15z">
          <text:p/>
        </draw:path>
        <draw:path draw:style-name="gr10" draw:text-style-name="P1" draw:layer="layout" svg:width="1.375cm" svg:height="0.31cm" svg:x="10.666cm" svg:y="2.143cm" svg:viewBox="0 0 1376 311" svg:d="M212 38l-116 269h-63l116-254h-149v-48h212zM461 307h-206v-41l97-104c14-15 23-27 30-38 6-11 9-23 9-32 0-14-3-24-10-31-7-8-16-12-29-12s-24 5-32 14c-7 9-11 21-11 37h-60c0-19 4-35 13-51 9-15 21-27 37-35 16-9 34-14 54-14 31 0 55 8 73 23 17 15 26 36 26 63 0 15-4 31-12 47-8 15-21 33-40 54l-68 72h129zM507 278c0-10 3-18 10-24 6-5 14-8 24-8s18 3 24 8c7 6 10 14 10 24 0 9-3 16-10 22-6 6-14 9-24 9s-18-3-24-9c-7-6-10-13-10-22zM752 307h-59v-232l-71 22v-48l124-45h6zM863 159l18-154h170v49h-121l-8 66c15-7 30-12 45-12 29 0 52 10 69 28 16 18 25 42 25 74 0 20-5 37-13 53-8 15-20 27-36 36-16 8-34 12-54 12-18 0-35-3-51-11s-28-18-37-31-14-29-14-46h59c1 13 5 22 13 29 7 7 17 11 30 11s23-5 30-15c8-10 11-23 11-41 0-17-4-30-12-39s-20-14-36-14c-14 0-25 4-34 11l-6 6zM1102 63c0-19 6-34 17-45 13-12 28-18 48-18 19 0 35 6 47 18 12 11 18 26 18 46v15c0 18-6 34-18 45-12 12-27 17-47 17-19 0-35-5-48-17-11-11-17-27-17-46zM1142 79c0 8 2 14 7 20 4 5 11 7 18 7 8 0 14-2 19-7 4-6 6-12 6-21v-15c0-9-2-15-6-20-5-5-11-8-19-8s-14 3-19 8c-4 5-6 11-6 20zM1246 233c0-19 6-34 18-45s28-17 47-17 35 6 47 17 18 27 18 46v15c0 19-6 34-17 45-12 12-28 17-48 17s-36-5-48-17c-11-12-17-27-17-46zM1285 249c0 8 3 14 8 20 5 5 11 7 18 7 17 0 26-9 26-27v-16c0-8-3-15-8-20-4-5-11-8-18-8-8 0-14 3-19 8-4 5-7 12-7 20zM1179 284l-29-15 147-237 29 16z">
          <text:p/>
        </draw:path>
        <draw:path draw:style-name="gr9" draw:text-style-name="P4" draw:layer="layout" svg:width="1.375cm" svg:height="0.31cm" svg:x="10.666cm" svg:y="2.143cm" svg:viewBox="0 0 1376 311" svg:d="M212 38l-116 269h-63l116-254h-149v-48h212zM461 307h-206v-41l97-104c14-15 23-27 30-38 6-11 9-23 9-32 0-14-3-24-10-31-7-8-16-12-29-12s-24 5-32 14c-7 9-11 21-11 37h-60c0-19 4-35 13-51 9-15 21-27 37-35 16-9 34-14 54-14 31 0 55 8 73 23 17 15 26 36 26 63 0 15-4 31-12 47-8 15-21 33-40 54l-68 72h129zM507 278c0-10 3-18 10-24 6-5 14-8 24-8s18 3 24 8c7 6 10 14 10 24 0 9-3 16-10 22-6 6-14 9-24 9s-18-3-24-9c-7-6-10-13-10-22zM752 307h-59v-232l-71 22v-48l124-45h6zM863 159l18-154h170v49h-121l-8 66c15-7 30-12 45-12 29 0 52 10 69 28 16 18 25 42 25 74 0 20-5 37-13 53-8 15-20 27-36 36-16 8-34 12-54 12-18 0-35-3-51-11s-28-18-37-31-14-29-14-46h59c1 13 5 22 13 29 7 7 17 11 30 11s23-5 30-15c8-10 11-23 11-41 0-17-4-30-12-39s-20-14-36-14c-14 0-25 4-34 11l-6 6zM1102 63c0-19 6-34 17-45 13-12 28-18 48-18 19 0 35 6 47 18 12 11 18 26 18 46v15c0 18-6 34-18 45-12 12-27 17-47 17-19 0-35-5-48-17-11-11-17-27-17-46zM1142 79c0 8 2 14 7 20 4 5 11 7 18 7 8 0 14-2 19-7 4-6 6-12 6-21v-15c0-9-2-15-6-20-5-5-11-8-19-8s-14 3-19 8c-4 5-6 11-6 20zM1246 233c0-19 6-34 18-45s28-17 47-17 35 6 47 17 18 27 18 46v15c0 19-6 34-17 45-12 12-28 17-48 17s-36-5-48-17c-11-12-17-27-17-46zM1285 249c0 8 3 14 8 20 5 5 11 7 18 7 17 0 26-9 26-27v-16c0-8-3-15-8-20-4-5-11-8-18-8-8 0-14 3-19 8-4 5-7 12-7 20zM1179 284l-29-15 147-237 29 16z">
          <text:p/>
        </draw:path>
        <draw:path draw:style-name="gr10" draw:text-style-name="P1" draw:layer="layout" svg:width="1.375cm" svg:height="0.309cm" svg:x="15.464cm" svg:y="2.167cm" svg:viewBox="0 0 1376 310" svg:d="M212 38l-116 268h-63l116-253h-149v-49h212zM400 306h-60v-231l-71 23v-50l125-45h6zM508 277c0-10 3-18 9-23 7-6 15-9 25-9s18 3 24 9c6 5 10 13 10 23 0 9-4 16-10 22s-14 9-24 9-18-3-25-9c-6-6-9-13-9-22zM814 306h-206v-41l98-104c13-14 23-27 29-38 7-11 10-21 10-31 0-14-4-25-10-32-7-8-17-12-29-12-14 0-24 5-32 14s-12 21-12 38h-60c0-20 5-36 13-51 9-16 22-28 37-36 17-9 35-13 55-13 31 0 55 7 72 22s26 36 26 63c0 16-4 31-12 47-7 15-20 33-39 54l-69 72h129zM1017 1v49h-5c-27 1-49 8-66 21-16 14-26 34-29 58 16-16 36-24 60-24 27 0 47 9 63 28 15 19 23 43 23 74 0 19-4 37-13 53-8 15-20 28-36 37-15 9-33 13-52 13-32 0-58-11-77-33s-29-52-29-88v-22c0-33 6-61 18-87 12-25 30-45 53-58 23-14 50-21 80-21zM959 153c-10 0-19 2-27 7-7 5-13 12-17 20v18c0 20 4 36 12 47s19 17 34 17c12 0 23-5 30-15 8-10 13-24 13-40s-5-29-13-39-19-15-32-15zM1102 62c0-18 6-33 17-45 12-12 28-17 48-17 19 0 35 5 47 17 12 11 18 27 18 46v15c0 19-6 34-18 46-12 11-28 17-47 17-20 0-36-6-48-17-11-12-17-27-17-47zM1141 78c0 8 3 16 7 21 5 5 11 7 19 7s14-2 18-7c5-5 7-13 7-22v-15c0-9-2-15-7-20-4-5-10-8-18-8s-14 3-19 8c-4 5-7 12-7 20zM1245 232c0-19 7-34 19-45s27-17 47-17c19 0 35 6 47 17s18 27 18 46v15c0 19-6 34-18 45-11 12-27 17-47 17s-36-5-48-17c-12-11-18-27-18-45zM1285 248c0 8 3 14 7 20 5 5 12 8 19 8 17 0 25-10 25-28v-16c0-8-2-15-7-20s-11-7-18-7c-8 0-14 2-19 7s-7 12-7 21zM1179 283l-29-15 147-236 29 15z">
          <text:p/>
        </draw:path>
        <draw:path draw:style-name="gr9" draw:text-style-name="P4" draw:layer="layout" svg:width="1.375cm" svg:height="0.309cm" svg:x="15.464cm" svg:y="2.167cm" svg:viewBox="0 0 1376 310" svg:d="M212 38l-116 268h-63l116-253h-149v-49h212zM400 306h-60v-231l-71 23v-50l125-45h6zM508 277c0-10 3-18 9-23 7-6 15-9 25-9s18 3 24 9c6 5 10 13 10 23 0 9-4 16-10 22s-14 9-24 9-18-3-25-9c-6-6-9-13-9-22zM814 306h-206v-41l98-104c13-14 23-27 29-38 7-11 10-21 10-31 0-14-4-25-10-32-7-8-17-12-29-12-14 0-24 5-32 14s-12 21-12 38h-60c0-20 5-36 13-51 9-16 22-28 37-36 17-9 35-13 55-13 31 0 55 7 72 22s26 36 26 63c0 16-4 31-12 47-7 15-20 33-39 54l-69 72h129zM1017 1v49h-5c-27 1-49 8-66 21-16 14-26 34-29 58 16-16 36-24 60-24 27 0 47 9 63 28 15 19 23 43 23 74 0 19-4 37-13 53-8 15-20 28-36 37-15 9-33 13-52 13-32 0-58-11-77-33s-29-52-29-88v-22c0-33 6-61 18-87 12-25 30-45 53-58 23-14 50-21 80-21zM959 153c-10 0-19 2-27 7-7 5-13 12-17 20v18c0 20 4 36 12 47s19 17 34 17c12 0 23-5 30-15 8-10 13-24 13-40s-5-29-13-39-19-15-32-15zM1102 62c0-18 6-33 17-45 12-12 28-17 48-17 19 0 35 5 47 17 12 11 18 27 18 46v15c0 19-6 34-18 46-12 11-28 17-47 17-20 0-36-6-48-17-11-12-17-27-17-47zM1141 78c0 8 3 16 7 21 5 5 11 7 19 7s14-2 18-7c5-5 7-13 7-22v-15c0-9-2-15-7-20-4-5-10-8-18-8s-14 3-19 8c-4 5-7 12-7 20zM1245 232c0-19 7-34 19-45s27-17 47-17c19 0 35 6 47 17s18 27 18 46v15c0 19-6 34-18 45-11 12-27 17-47 17s-36-5-48-17c-12-11-18-27-18-45zM1285 248c0 8 3 14 7 20 5 5 12 8 19 8 17 0 25-10 25-28v-16c0-8-2-15-7-20s-11-7-18-7c-8 0-14 2-19 7s-7 12-7 21zM1179 283l-29-15 147-236 29 15z">
          <text:p/>
        </draw:path>
        <draw:path draw:style-name="gr10" draw:text-style-name="P1" draw:layer="layout" svg:width="1.367cm" svg:height="0.31cm" svg:x="20.27cm" svg:y="2.255cm" svg:viewBox="0 0 1368 311" svg:d="M161 1v50h-5c-27 0-49 7-66 21-16 13-26 32-29 56 16-16 36-24 60-24 27 0 48 9 63 28s23 44 23 74c0 20-4 37-13 53-8 16-20 28-36 37-15 9-33 15-52 15-32 0-57-12-77-34-19-23-29-52-29-89v-22c0-32 6-61 18-86 13-25 30-44 53-58s50-21 80-21zM103 152c-10 0-18 3-26 8s-14 11-18 20v18c0 20 4 35 12 47 8 11 19 16 34 16 12 0 23-5 30-15 9-10 13-23 13-39 0-17-4-30-13-40-8-10-18-15-32-15zM451 38l-117 267h-62l116-252h-149v-49h212zM499 276c0-9 3-17 9-23 7-6 15-9 24-9 10 0 18 3 25 9 6 6 10 14 10 23s-4 17-10 23c-7 6-15 8-25 8-9 0-17-2-24-8-6-6-9-14-9-23zM795 84c0 15-3 28-11 39-7 11-17 20-30 27 15 7 26 17 35 30 8 12 13 26 13 43 0 26-9 48-28 64-18 15-42 24-74 24-31 0-56-9-74-24-18-16-27-38-27-64 0-17 4-31 12-44 9-12 20-22 35-29-13-7-23-16-30-27-8-11-11-24-11-39 0-25 8-46 25-61s41-23 70-23 52 8 69 23c18 15 26 36 26 61zM742 218c0-13-4-23-12-31-7-8-17-12-30-12s-23 4-31 12c-7 7-11 18-11 31s4 24 11 32c8 7 18 11 31 11s23-3 31-11c7-8 11-18 11-32zM736 87c0-12-3-21-10-28-6-7-15-11-26-11s-20 4-26 11c-6 6-9 16-9 28s3 22 9 29c6 8 15 11 26 11s20-3 26-11c7-7 10-17 10-29zM1052 38l-117 267h-64l118-252h-151v-49h214zM1093 62c0-18 6-33 18-44 12-12 28-18 47-18 20 0 36 6 48 17s18 27 18 46v15c0 19-6 33-18 45-12 11-28 17-47 17-20 0-36-6-48-17-12-12-18-27-18-46zM1133 78c0 8 2 15 7 20s11 8 19 8 14-3 18-8c5-5 7-12 7-20v-16c0-8-2-15-7-20-4-5-10-7-19-7-7 0-14 2-18 7-5 5-7 12-7 21zM1237 231c0-18 6-33 18-44 13-12 28-17 47-17 20 0 36 5 48 17 12 11 18 26 18 46v14c0 19-6 34-18 46-11 11-27 18-47 18s-36-7-48-18c-12-12-18-27-18-46zM1277 247c0 8 2 15 7 20s12 8 19 8c17 0 25-9 25-28v-16c0-8-2-14-7-19-5-6-11-8-19-8-7 0-14 2-18 8-5 5-7 12-7 20zM1171 283l-30-16 148-235 29 15z">
          <text:p/>
        </draw:path>
        <draw:path draw:style-name="gr9" draw:text-style-name="P4" draw:layer="layout" svg:width="1.367cm" svg:height="0.31cm" svg:x="20.27cm" svg:y="2.255cm" svg:viewBox="0 0 1368 311" svg:d="M161 1v50h-5c-27 0-49 7-66 21-16 13-26 32-29 56 16-16 36-24 60-24 27 0 48 9 63 28s23 44 23 74c0 20-4 37-13 53-8 16-20 28-36 37-15 9-33 15-52 15-32 0-57-12-77-34-19-23-29-52-29-89v-22c0-32 6-61 18-86 13-25 30-44 53-58s50-21 80-21zM103 152c-10 0-18 3-26 8s-14 11-18 20v18c0 20 4 35 12 47 8 11 19 16 34 16 12 0 23-5 30-15 9-10 13-23 13-39 0-17-4-30-13-40-8-10-18-15-32-15zM451 38l-117 267h-62l116-252h-149v-49h212zM499 276c0-9 3-17 9-23 7-6 15-9 24-9 10 0 18 3 25 9 6 6 10 14 10 23s-4 17-10 23c-7 6-15 8-25 8-9 0-17-2-24-8-6-6-9-14-9-23zM795 84c0 15-3 28-11 39-7 11-17 20-30 27 15 7 26 17 35 30 8 12 13 26 13 43 0 26-9 48-28 64-18 15-42 24-74 24-31 0-56-9-74-24-18-16-27-38-27-64 0-17 4-31 12-44 9-12 20-22 35-29-13-7-23-16-30-27-8-11-11-24-11-39 0-25 8-46 25-61s41-23 70-23 52 8 69 23c18 15 26 36 26 61zM742 218c0-13-4-23-12-31-7-8-17-12-30-12s-23 4-31 12c-7 7-11 18-11 31s4 24 11 32c8 7 18 11 31 11s23-3 31-11c7-8 11-18 11-32zM736 87c0-12-3-21-10-28-6-7-15-11-26-11s-20 4-26 11c-6 6-9 16-9 28s3 22 9 29c6 8 15 11 26 11s20-3 26-11c7-7 10-17 10-29zM1052 38l-117 267h-64l118-252h-151v-49h214zM1093 62c0-18 6-33 18-44 12-12 28-18 47-18 20 0 36 6 48 17s18 27 18 46v15c0 19-6 33-18 45-12 11-28 17-47 17-20 0-36-6-48-17-12-12-18-27-18-46zM1133 78c0 8 2 15 7 20s11 8 19 8 14-3 18-8c5-5 7-12 7-20v-16c0-8-2-15-7-20-4-5-10-7-19-7-7 0-14 2-18 7-5 5-7 12-7 21zM1237 231c0-18 6-33 18-44 13-12 28-17 47-17 20 0 36 5 48 17 12 11 18 26 18 46v14c0 19-6 34-18 46-11 11-27 18-47 18s-36-7-48-18c-12-12-18-27-18-46zM1277 247c0 8 2 15 7 20s12 8 19 8c17 0 25-9 25-28v-16c0-8-2-14-7-19-5-6-11-8-19-8-7 0-14 2-18 8-5 5-7 12-7 20zM1171 283l-30-16 148-235 29 15z">
          <text:p/>
        </draw:path>
        <draw:path draw:style-name="gr10" draw:text-style-name="P1" draw:layer="layout" svg:width="1.367cm" svg:height="0.31cm" svg:x="25.103cm" svg:y="2.378cm" svg:viewBox="0 0 1368 311" svg:d="M161 1v50h-5c-27 0-49 7-66 21-16 13-26 32-29 56 16-16 36-24 60-24 27 0 48 9 63 28 16 19 24 43 24 75 0 19-4 37-12 53-10 16-22 28-38 37-15 9-33 14-52 14-32 0-57-11-77-33-19-23-29-52-29-89v-23c0-32 6-61 18-86 13-25 30-45 53-58 23-14 50-21 81-21zM103 152c-10 0-18 3-26 8-8 4-14 11-18 20v19c0 20 4 35 12 47 8 11 19 16 34 16 13 0 23-5 31-15s12-23 12-39c0-17-4-31-12-41-9-10-19-15-33-15zM308 128h32c15 0 26-3 34-11 7-7 11-18 11-30s-4-22-11-28c-7-7-17-11-30-11-12 0-21 3-29 10-8 6-11 14-11 24h-60c0-15 4-29 13-42 8-12 20-22 35-29s32-11 51-11c31 0 56 8 74 23s28 36 28 63c0 14-5 27-13 38-8 12-19 20-33 26 17 7 29 16 37 28 9 13 13 27 13 44 0 27-10 48-29 64-20 17-45 25-77 25-30 0-55-8-74-24s-29-37-29-63h60c0 11 4 20 12 28 9 7 20 10 32 10 14 0 25-4 33-11 9-8 13-18 13-30 0-30-17-46-50-46h-32zM500 277c0-10 3-17 9-23 7-6 15-9 24-9 10 0 18 3 25 9 6 6 10 13 10 23 0 9-4 17-10 23-7 5-15 8-25 8-9 0-17-3-24-8-6-6-9-14-9-23zM745 306h-59v-231l-72 22v-49l125-44h6zM856 157l18-153h168v50h-119l-8 65c14-8 29-12 45-12 29 0 51 9 67 27 17 18 25 43 25 76 0 19-4 37-13 52-8 15-19 27-35 36-15 8-33 13-54 13-18 0-35-4-51-11-15-8-27-19-37-32-8-13-13-28-14-46h60c1 13 5 23 12 30 8 7 18 10 30 10 14 0 24-5 31-14 7-10 11-24 11-42 0-17-4-31-13-40-8-9-19-13-35-13-14 0-26 3-35 11l-5 5zM1093 62c0-18 6-33 18-45 12-11 28-17 47-17 20 0 36 6 48 17s18 27 18 46v15c0 18-6 33-18 45-12 11-28 17-47 17-20 0-36-6-48-17-12-12-18-27-18-46zM1133 78c0 8 3 15 7 20 5 5 11 8 19 8s14-3 18-8c5-5 7-12 7-20v-16c0-8-2-15-7-20-4-5-10-7-19-7-7 0-13 2-18 7s-7 12-7 21zM1237 232c0-18 6-33 19-44 12-13 27-18 46-18 20 0 36 5 48 18 12 11 18 26 18 45v15c0 19-6 34-18 46-11 11-27 17-47 17s-36-6-48-17c-12-12-18-27-18-46zM1277 248c0 8 2 15 7 20s12 8 19 8c17 0 25-9 25-28v-16c0-8-2-14-7-19-5-6-11-8-19-8-7 0-14 2-18 8-5 5-7 11-7 20zM1171 284l-30-16 148-236 29 15z">
          <text:p/>
        </draw:path>
        <draw:path draw:style-name="gr9" draw:text-style-name="P4" draw:layer="layout" svg:width="1.367cm" svg:height="0.31cm" svg:x="25.103cm" svg:y="2.378cm" svg:viewBox="0 0 1368 311" svg:d="M161 1v50h-5c-27 0-49 7-66 21-16 13-26 32-29 56 16-16 36-24 60-24 27 0 48 9 63 28 16 19 24 43 24 75 0 19-4 37-12 53-10 16-22 28-38 37-15 9-33 14-52 14-32 0-57-11-77-33-19-23-29-52-29-89v-23c0-32 6-61 18-86 13-25 30-45 53-58 23-14 50-21 81-21zM103 152c-10 0-18 3-26 8-8 4-14 11-18 20v19c0 20 4 35 12 47 8 11 19 16 34 16 13 0 23-5 31-15s12-23 12-39c0-17-4-31-12-41-9-10-19-15-33-15zM308 128h32c15 0 26-3 34-11 7-7 11-18 11-30s-4-22-11-28c-7-7-17-11-30-11-12 0-21 3-29 10-8 6-11 14-11 24h-60c0-15 4-29 13-42 8-12 20-22 35-29s32-11 51-11c31 0 56 8 74 23s28 36 28 63c0 14-5 27-13 38-8 12-19 20-33 26 17 7 29 16 37 28 9 13 13 27 13 44 0 27-10 48-29 64-20 17-45 25-77 25-30 0-55-8-74-24s-29-37-29-63h60c0 11 4 20 12 28 9 7 20 10 32 10 14 0 25-4 33-11 9-8 13-18 13-30 0-30-17-46-50-46h-32zM500 277c0-10 3-17 9-23 7-6 15-9 24-9 10 0 18 3 25 9 6 6 10 13 10 23 0 9-4 17-10 23-7 5-15 8-25 8-9 0-17-3-24-8-6-6-9-14-9-23zM745 306h-59v-231l-72 22v-49l125-44h6zM856 157l18-153h168v50h-119l-8 65c14-8 29-12 45-12 29 0 51 9 67 27 17 18 25 43 25 76 0 19-4 37-13 52-8 15-19 27-35 36-15 8-33 13-54 13-18 0-35-4-51-11-15-8-27-19-37-32-8-13-13-28-14-46h60c1 13 5 23 12 30 8 7 18 10 30 10 14 0 24-5 31-14 7-10 11-24 11-42 0-17-4-31-13-40-8-9-19-13-35-13-14 0-26 3-35 11l-5 5zM1093 62c0-18 6-33 18-45 12-11 28-17 47-17 20 0 36 6 48 17s18 27 18 46v15c0 18-6 33-18 45-12 11-28 17-47 17-20 0-36-6-48-17-12-12-18-27-18-46zM1133 78c0 8 3 15 7 20 5 5 11 8 19 8s14-3 18-8c5-5 7-12 7-20v-16c0-8-2-15-7-20-4-5-10-7-19-7-7 0-13 2-18 7s-7 12-7 21zM1237 232c0-18 6-33 19-44 12-13 27-18 46-18 20 0 36 5 48 18 12 11 18 26 18 45v15c0 19-6 34-18 46-11 11-27 17-47 17s-36-6-48-17c-12-12-18-27-18-46zM1277 248c0 8 2 15 7 20s12 8 19 8c17 0 25-9 25-28v-16c0-8-2-14-7-19-5-6-11-8-19-8-7 0-14 2-18 8-5 5-7 11-7 20zM1171 284l-30-16 148-236 29 15z">
          <text:p/>
        </draw:path>
        <draw:frame draw:style-name="gr11" draw:text-style-name="P6" draw:layer="layout" svg:width="1.209cm" svg:height="0.475cm" svg:x="0.855cm" svg:y="3.494cm">
          <draw:text-box>
            <text:p text:style-name="P5"><text:span text:style-name="T1">0.00%</text:span></text:p>
          </draw:text-box>
        </draw:frame>
        <draw:frame draw:style-name="gr11" draw:text-style-name="P6" draw:layer="layout" svg:width="1.446cm" svg:height="0.475cm" svg:x="0.609cm" svg:y="2.843cm">
          <draw:text-box>
            <text:p text:style-name="P5"><text:span text:style-name="T1">25.00%</text:span></text:p>
          </draw:text-box>
        </draw:frame>
        <draw:frame draw:style-name="gr11" draw:text-style-name="P6" draw:layer="layout" svg:width="1.446cm" svg:height="0.475cm" svg:x="0.609cm" svg:y="2.192cm">
          <draw:text-box>
            <text:p text:style-name="P5"><text:span text:style-name="T1">50.00%</text:span></text:p>
          </draw:text-box>
        </draw:frame>
        <draw:frame draw:style-name="gr11" draw:text-style-name="P6" draw:layer="layout" svg:width="1.446cm" svg:height="0.475cm" svg:x="0.609cm" svg:y="1.54cm">
          <draw:text-box>
            <text:p text:style-name="P5"><text:span text:style-name="T1">75.00%</text:span></text:p>
          </draw:text-box>
        </draw:frame>
        <draw:frame draw:style-name="gr11" draw:text-style-name="P6" draw:layer="layout" svg:width="1.683cm" svg:height="0.475cm" svg:x="0.362cm" svg:y="0.889cm">
          <draw:text-box>
            <text:p text:style-name="P5"><text:span text:style-name="T1">100.00%</text:span></text:p>
          </draw:text-box>
        </draw:frame>
        <draw:frame draw:style-name="gr11" draw:text-style-name="P6" draw:layer="layout" svg:width="1.42cm" svg:height="0.475cm" svg:x="5.037cm" svg:y="3.953cm">
          <draw:text-box>
            <text:p text:style-name="P5"><text:span text:style-name="T1">Float32</text:span></text:p>
          </draw:text-box>
        </draw:frame>
        <draw:frame draw:style-name="gr11" draw:text-style-name="P6" draw:layer="layout" svg:width="3.067cm" svg:height="0.475cm" svg:x="9.019cm" svg:y="3.953cm">
          <draw:text-box>
            <text:p text:style-name="P5"><text:span text:style-name="T1">S1E5M1 (7-bits)</text:span></text:p>
          </draw:text-box>
        </draw:frame>
        <draw:frame draw:style-name="gr11" draw:text-style-name="P6" draw:layer="layout" svg:width="3.067cm" svg:height="0.475cm" svg:x="13.829cm" svg:y="3.953cm">
          <draw:text-box>
            <text:p text:style-name="P5"><text:span text:style-name="T1">S1E4M1 (6-bits)</text:span></text:p>
          </draw:text-box>
        </draw:frame>
        <draw:frame draw:style-name="gr11" draw:text-style-name="P6" draw:layer="layout" svg:width="3.067cm" svg:height="0.475cm" svg:x="18.639cm" svg:y="3.953cm">
          <draw:text-box>
            <text:p text:style-name="P5"><text:span text:style-name="T1">S1E3M1 (5-bits)</text:span></text:p>
          </draw:text-box>
        </draw:frame>
        <draw:path draw:style-name="gr6" draw:text-style-name="P2" draw:layer="layout" svg:width="0.424cm" svg:height="0.423cm" svg:x="11.782cm" svg:y="0.184cm" svg:viewBox="0 0 425 424" svg:d="M0 35c0-19 16-35 36-35h353c20 0 36 16 36 35v353c0 20-16 36-36 36h-353c-20 0-36-16-36-36z">
          <text:p/>
        </draw:path>
        <draw:frame draw:style-name="gr11" draw:text-style-name="P6" draw:layer="layout" svg:width="3.067cm" svg:height="0.475cm" svg:x="23.45cm" svg:y="3.953cm">
          <draw:text-box>
            <text:p text:style-name="P5"><text:span text:style-name="T1">S1E2M1 (4-bits)</text:span></text:p>
          </draw:text-box>
        </draw:frame>
        <draw:path draw:style-name="gr7" draw:text-style-name="P3" draw:layer="layout" svg:width="0.424cm" svg:height="0.423cm" svg:x="14.569cm" svg:y="0.184cm" svg:viewBox="0 0 425 424" svg:d="M0 35c0-19 16-35 37-35h352c20 0 36 16 36 35v353c0 20-16 36-36 36h-352c-21 0-37-16-37-36z">
          <text:p/>
        </draw:path>
        <draw:frame draw:style-name="gr11" draw:text-style-name="P6" draw:layer="layout" svg:width="1.56cm" svg:height="0.475cm" svg:x="12.488cm" svg:y="0.154cm">
          <draw:text-box>
            <text:p text:style-name="P5"><text:span text:style-name="T2">Model A</text:span></text:p>
          </draw:text-box>
        </draw:frame>
        <draw:frame draw:style-name="gr11" draw:text-style-name="P6" draw:layer="layout" svg:width="1.56cm" svg:height="0.475cm" svg:x="15.275cm" svg:y="0.154cm">
          <draw:text-box>
            <text:p text:style-name="P5"><text:span text:style-name="T2">Model 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8.6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22T23:24:07.635207688</dc:date>
    <meta:editing-duration>PT1M51S</meta:editing-duration>
    <meta:editing-cycles>1</meta:editing-cycles>
    <meta:document-statistic meta:object-count="81"/>
    <meta:generator>LibreOffice/6.2.8.2$Linux_X86_64 LibreOffice_project/20$Build-2</meta:generator>
  </office:meta>
</office:document-meta>
</file>